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Mono" svg:font-family="'Droid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able_20_Contents">
      <style:text-properties fo:language="pt" fo:country="BR"/>
    </style:style>
    <style:style style:name="P3" style:family="paragraph" style:parent-style-name="Table_20_Contents">
      <style:paragraph-properties fo:text-align="center" style:justify-single-word="false"/>
    </style:style>
    <style:style style:name="P4" style:family="paragraph" style:parent-style-name="Frame_20_contents">
      <style:paragraph-properties fo:text-align="center" style:justify-single-word="false"/>
      <style:text-properties style:font-name="Verdana" fo:font-size="8pt" style:font-size-asian="8pt" style:font-size-complex="8pt"/>
    </style:style>
    <style:style style:name="P5" style:family="paragraph" style:parent-style-name="Frame_20_contents">
      <style:paragraph-properties fo:text-align="center" style:justify-single-word="false"/>
      <style:text-properties style:font-name="Verdana"/>
    </style:style>
    <style:style style:name="P6" style:family="paragraph" style:parent-style-name="Standard">
      <style:text-properties fo:language="pt" fo:country="BR"/>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T1" style:family="text">
      <style:text-properties style:font-name="Verdana"/>
    </style:style>
    <style:style style:name="T2" style:family="text">
      <style:text-properties style:font-name="Verdana" fo:font-size="7pt" fo:language="pt" fo:country="BR" style:font-size-asian="7pt" style:font-size-complex="7pt"/>
    </style:style>
    <style:style style:name="T3" style:family="text">
      <style:text-properties style:font-name="Verdana" fo:font-size="8pt" fo:language="pt" fo:country="BR" style:font-size-asian="8pt" style:font-size-complex="8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0591in" fo:border="0.06pt solid #0000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D.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D.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D.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number text:level="1" text:style-name="Numbering_20_Symbols" style:num-prefix="D.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D.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0.5937in" svg:y="0.7083in" svg:width="0.5193in" svg:height="0.5437in" draw:z-index="0">
        <draw:text-box>
          <text:p text:style-name="P4">Doc.</text:p>
          <text:p text:style-name="P5">3.3</text:p>
        </draw:text-box>
      </draw:frame>
      <text:p text:style-name="Title">Abordagem SyMPLES v2.0</text:p>
      <text:h text:style-name="Heading_20_1" text:outline-level="1">I. Visão Geral da Abordagem SyMPLES v2.0</text:h>
      <text:p text:style-name="Text_20_body">A abordagem <text:span text:style-name="T4">SysML-based Product Line Approach for Embedded Systems (SyMPLES)</text:span> que foi proposta para o desenvolvimento de Linhas de Produto de Software (LP) baseadas na linguagem SysML para o domínio de Sistemas Embarcados (SE).</text:p>
      <text:p text:style-name="Text_20_body">A abordagem <text:span text:style-name="T4">SyMPLES</text:span> contém um perfil, que é uma extensão da linguagem <text:span text:style-name="T4">SysML</text:span> criado por um mecanismo de profiling: o <text:span text:style-name="T4">SyMPLES Profile for Functional Blocks (SyMPLES-ProfileFB)</text:span>. O objetivo do <text:span text:style-name="T4">SyMPLES-ProfileFB</text:span> é fornecer uma semântica adicional aos blocos SysML.</text:p>
      <text:h text:style-name="Heading_20_1" text:outline-level="1">II. A linguagem CVL</text:h>
      <text:p text:style-name="Text_20_body">A abordagem <text:span text:style-name="T4">SyMPLES v2.0</text:span> utiliza a linguagem <text:span text:style-name="T4">CVL</text:span> para a especificação e resolução de variabilidades. A linguagem <text:span text:style-name="T4">CVL</text:span> pode ser aplicada a qualquer linguagem que seja baseada em MOF, como a <text:span text:style-name="T4">UML</text:span> e <text:span text:style-name="T4">SysML</text:span>.</text:p>
      <text:p text:style-name="Text_20_body">A linguagem <text:span text:style-name="T4">CVL</text:span> expressa os conceitos de variabilidade através de um modelo chamado de Modelo de Variabilidades, que é geralmente representado em uma estrutura de árvore (<text:span text:style-name="T4">CVL Tree</text:span>), que por sua vez contém nós que são as especificações da variabilidade (<text:span text:style-name="T4">VSpec</text:span>) do Modelo Base.</text:p>
      <text:h text:style-name="Heading_20_1" text:outline-level="1">III. Diretrizes para identificação e delimitação de variabilidade</text:h>
      <text:p text:style-name="Text_20_body">Nesta seção é apresentado o processo <text:span text:style-name="T4">SyMPLES-ProcessVarCVL</text:span> que tem o objetivo de identificar e delimitar as variabilidades de uma LP baseada em <text:span text:style-name="T4">SysML</text:span> para a criação de modelos de variabilidade da <text:span text:style-name="T4">CVL</text:span>.</text:p>
      <text:p text:style-name="Text_20_body">As atividades e diretrizes do <text:span text:style-name="T4">SyMPLES-ProcessVarCVL</text:span> são descritas nas subseções seguintes:</text:p>
      <text:h text:style-name="Heading_20_2" text:outline-level="2">III.1 Diretrizes para identificação de variabilidades</text:h>
      <text:p text:style-name="Text_20_body">Na definição da <text:span text:style-name="T4">CVL</text:span>, pontos de variação são especificações de variabilidade no Modelo Base e fazem parte do Modelo de Variabilidade. Eles definem modificações específicas que serão aplicadas ao Modelo Base durante a materialização.</text:p>
      <text:h text:style-name="Heading_20_3" text:outline-level="3">Identificação dos Pontos de Variação CVL ObjectExistence</text:h>
      <text:p text:style-name="Text_20_body"><text:span text:style-name="T4">ObjectExistence</text:span> é um ponto de variação <text:span text:style-name="T4">CVL</text:span> que indica que um objeto do Modelo Base pode ou não existir no modelo materializado .</text:p>
      <text:list xml:id="list15581948672" text:style-name="L1">
        <text:list-item>
          <text:p text:style-name="P7">elementos de modelos de casos de uso relacionados aos mecanismos de extensão e de pontos de extensão indicam pontos de variação com variantes associadas, as quais podem ser inclusivas ou exclusivas. Assim, os casos de uso estendidos representam pontos de variação, enquanto os casos de uso que se estendem, representam variantes;</text:p>
        </text:list-item>
        <text:list-item>
          <text:p text:style-name="P7">elementos de modelos de casos de uso relacionados com a associação de inclusão (<text:span text:style-name="T4">«include»</text:span>) ou associados a atores indicam variantes obrigatórias ou opcionais;</text:p>
        </text:list-item>
        <text:list-item>
          <text:p text:style-name="P7">em modelos de requisitos, pontos de variação e suas variantes podem ser identificadas nos seguintes relacionamentos:</text:p>
          <text:list>
            <text:list-item>
              <text:p text:style-name="P7">contenção (relação containment), os requisitos mais gerais são os pontos de variação, enquanto os requisitos contidos são as suas variantes, as quais podem ser inclusivas ou exclusivas;</text:p>
            </text:list-item>
            <text:list-item>
              <text:p text:style-name="P7">derivação (relação deriveReqt), os requisitos derivados indicam variantes obrigatórias ou opcionais;</text:p>
            </text:list-item>
            <text:list-item>
              <text:p text:style-name="P7">dependência (relação dependency), os requisitos dependentes indicam variantes obrigatórias ou opcionais;</text:p>
            </text:list-item>
          </text:list>
        </text:list-item>
        <text:list-item>
          <text:p text:style-name="P7"><text:soft-page-break/>em modelos de blocos (diagrama de definição de blocos), pontos de variação e suas variantes são identificadas nos seguintes relacionamentos:</text:p>
          <text:list>
            <text:list-item>
              <text:p text:style-name="P7">generalização, os classificadores mais gerais são os pontos de variação, enquanto os mais específicos são as variantes;</text:p>
            </text:list-item>
            <text:list-item>
              <text:p text:style-name="P7">realização de interface, os “<text:span text:style-name="T4">suppliers</text:span>” (especificações) são os pontos de variação e as implementações (clientes) são as variantes;</text:p>
            </text:list-item>
            <text:list-item>
              <text:p text:style-name="P7">agregação, as instâncias tipadas com losangos não preenchidos são os pontos de variação e as instâncias associadas são as variantes; e</text:p>
            </text:list-item>
            <text:list-item>
              <text:p text:style-name="P7">composição, as instâncias tipadas com losangos preenchidos são os pontos de variação e as instâncias associadas são as variantes.</text:p>
            </text:list-item>
          </text:list>
        </text:list-item>
        <text:list-item>
          <text:p text:style-name="P7">os elementos de modelos de blocos (diagramas de definição de blocos), relacionados às associações nas quais os seus atributos aggregationKind possuem valor none, ou seja, não representam nem agregação nem composição, indicam variantes obrigatórias ou opcionais;</text:p>
        </text:list-item>
        <text:list-item>
          <text:p text:style-name="P7">se um bloco ou parte marcado com o estereótipo «Subsystem» possuir uma porta de entrada marcada com o estereótipo «enabler», tal bloco será identificado como uma variante opcional. Isso acontece, pois um bloco que possui uma porta de entrada do tipo enabler tem a sua funcionalidade desabilitada quando o valor recebido em tal porta é igual a zero;</text:p>
        </text:list-item>
        <text:list-item>
          <text:p text:style-name="P7">partes ou blocos que possuem uma porta de entrada do tipo enabler, quando ligados a um bloco marcado com o estereótipo «mux» sugerem variantes alternativas inclusivas, pois um bloco do tipo mux combina o valor de suas entradas em um único valor de saída;</text:p>
        </text:list-item>
        <text:list-item>
          <text:p text:style-name="P7">partes ou blocos ligados a um bloco marcado com o estereótipo «switch» sugerem variantes alternativas exclusivas, pois um bloco do tipo switch seleciona como saída apenas uma de suas entradas, de acordo com o valor de uma constante;</text:p>
        </text:list-item>
      </text:list>
      <text:h text:style-name="Heading_20_3" text:outline-level="3">Identificação dos Pontos de Variação CVL <text:span text:style-name="T4">SlotValueAssignment</text:span></text:h>
      <text:p text:style-name="Text_20_body">Um slotValueAssignment é um ponto de variação que especifica que um valor pode ser atribuído a um slot de um objeto no Modelo Base .</text:p>
      <text:list xml:id="list3002762421" text:style-name="L2">
        <text:list-item>
          <text:p text:style-name="P8">blocos marcados com o estereótipo <text:span text:style-name="T4">«constant»</text:span> possuem um parâmetro, no qual sugerem um slot para atribuição de valores;</text:p>
        </text:list-item>
        <text:list-item>
          <text:p text:style-name="P8">atributos de tipos primitivos, como int, string ou boolean, e que possuem valores iniciais sugerem um slot para atribuição de valores;</text:p>
        </text:list-item>
      </text:list>
      <text:h text:style-name="Heading_20_3" text:outline-level="3">Identificação de Restrições entre Pontos de Variação CVL</text:h>
      <text:list xml:id="list14455265391" text:style-name="L3">
        <text:list-item>
          <text:p text:style-name="P9">uma variante X que, ao ser selecionada para fazer parte de um produto, exige a presença de outra determinada variante Y deve ter seus relacionamentos de dependência marcadas com a restrição “<text:span text:style-name="T4">X implies Y</text:span>” na <text:span text:style-name="T4">CVL Tree</text:span>;</text:p>
        </text:list-item>
        <text:list-item>
          <text:p text:style-name="P9">variantes mutuamente exclusivas (X e Y) para um determinado produto devem ter seus relacionamentos de dependência marcados com a restrição “<text:span text:style-name="T4">X implies not Y</text:span>” na <text:span text:style-name="T4">CVL Tree</text:span>;</text:p>
        </text:list-item>
      </text:list>
      <text:h text:style-name="Heading_20_2" text:outline-level="2">III.2 Árvore VSpec</text:h>
      <text:p text:style-name="Text_20_body">Um <text:span text:style-name="T4">Vspec</text:span> é uma indicação da variabilidade no Modelo Base. Na definição da CVL existem 4 tipos de <text:span text:style-name="T4">VSpec</text:span>, nos quais 2 são tratados neste documento:</text:p>
      <text:list xml:id="list15423484341" text:style-name="L4">
        <text:list-item>
          <text:p text:style-name="P10">escolha (<text:span text:style-name="T4">choice</text:span>) – é um <text:span text:style-name="T4">VSpec</text:span> cuja resolução requer uma decisão Sim/Não (Verdadeiro/Falso);</text:p>
        </text:list-item>
        <text:list-item>
          <text:p text:style-name="P10"><text:soft-page-break/>variável (<text:span text:style-name="T4">variable</text:span>) – é um <text:span text:style-name="T4">VSpec</text:span> cuja resolução envolve o fornecimento de um valor de um tipo específico;</text:p>
        </text:list-item>
      </text:list>
      <text:h text:style-name="Heading_20_3" text:outline-level="3">Definição dos VSpecs</text:h>
      <text:list xml:id="list9225069061" text:style-name="L5">
        <text:list-item>
          <text:p text:style-name="P11">cada ponto de variação <text:span text:style-name="T4">objectExistence</text:span> deve ser representado por um <text:span text:style-name="T4">VSpec</text:span> do tipo escolha;</text:p>
        </text:list-item>
        <text:list-item>
          <text:p text:style-name="P11">cada ponto de variação <text:span text:style-name="T4">slotValueAssignment</text:span> deve ser representado por um <text:span text:style-name="T4">VSpec</text:span> do tipo variável;</text:p>
        </text:list-item>
      </text:list>
      <text:h text:style-name="Heading_20_3" text:outline-level="3">Criação da árvore VSpec</text:h>
      <text:p text:style-name="Text_20_body">Os <text:span text:style-name="T4">VSpecs</text:span> podem ser organizadas como árvores, onde a relação pai-filho organiza o espaço de resolução por imposição da estrutura e lógica nas resoluções permitidas. Uma árvore é uma estrutura de dados não-linear constituída por um nó raiz e nós adicionais que formam uma hierarquia de nós. Uma <text:span text:style-name="T4">VSpec Tree</text:span> possui um nó raiz que representa o ponto de partida da materialização de um produto, e os outros nós serão responsáveis para representar a variabilidade da LP.</text:p>
      <text:list xml:id="list19869155531" text:style-name="L6">
        <text:list-item>
          <text:p text:style-name="P12">os <text:span text:style-name="T4">VSpecs</text:span> do tipo <text:span text:style-name="T5">escolha</text:span> que são obrigatórios deverão ser ligados ao seu elemento pai por meio de uma linha sólida;</text:p>
        </text:list-item>
        <text:list-item>
          <text:p text:style-name="P12">os <text:span text:style-name="T4">VSpecs</text:span> do tipo <text:span text:style-name="T5">escolha</text:span> que são opcionais deverão ser ligados ao seu elemento pai por meio de uma linha tracejada;</text:p>
        </text:list-item>
        <text:list-item>
          <text:p text:style-name="P12">os <text:span text:style-name="T4">VSpecs</text:span> do tipo <text:span text:style-name="T6">variável</text:span> deverão estar relacionadas a <text:span text:style-name="T4">VSpecs</text:span> do tipo <text:span text:style-name="T4">choice</text:span>, e deverão ser ligados ao seu elemento pai por meio de uma linha sólida;</text:p>
        </text:list-item>
      </text:list>
      <text:h text:style-name="Heading_20_2" text:outline-level="2">III.3 Exemplo</text:h>
      <text:p text:style-name="Text_20_body">A Figura 1 apresenta um exemplo de representação de variabilidade na LP “<text:span text:style-name="T4">Printer</text:span>” em um Diagrama de Definição de Blocos da <text:span text:style-name="T4">SysML</text:span>. A criação do Modelo de Variabilidades se da em dois passos consecutivos:</text:p>
      <text:list xml:id="list346004391" text:style-name="L7">
        <text:list-item>
          <text:p text:style-name="P13">Identificação dos pontos de variação: A LP apresenta 3 interfaces de conexão (<text:span text:style-name="T4">Usb2Connector</text:span>, <text:span text:style-name="T4">Usb3Connector</text:span> e <text:span text:style-name="T4">WifiConnector</text:span>), 2 alternativas de escolha de <text:span text:style-name="T4">Tonner</text:span> e uma porta de Fornecimento de Energia Emergencial que é opcional. De acordo com a diretriz D.1.4 foram identificados os seguintes pontos de variação CVL <text:span text:style-name="T4">objectExistence</text:span>: os blocos <text:span text:style-name="T4">Usb2Connector</text:span>, <text:span text:style-name="T4">Usb3Connector</text:span>, <text:span text:style-name="T4">WifiConnector</text:span>, <text:span text:style-name="T4">BWTonner</text:span> e <text:span text:style-name="T4">ColorTonner</text:span>. Pela definição da LP, o bloco <text:span text:style-name="T4">EmgPower</text:span> é opcional, e por este motivo ele foi identificado como um ponto de variação <text:span text:style-name="T4">objectExistence</text:span>.</text:p>
        </text:list-item>
        <text:list-item>
          <text:p text:style-name="P13">Criação da Árvore <text:span text:style-name="T4">VSpec</text:span>: Cada ponto de variação que foi identificado na tarefa anterior se tornará um nó (<text:span text:style-name="T4">VSpec</text:span>) na árvore. Nós adicionais foram criados para que fosse possível criar a estrutura de árvore e dar semântica para os nós originais. O nó <text:span text:style-name="T4">Connector</text:span> recebeu uma multiplicidade de grupo <text:span text:style-name="T4">1..*</text:span> indicando que no mínimo um descendente deve ser selecionado durante a materialização do produto. O nó <text:span text:style-name="T4">Tonner</text:span> recebeu uma multiplicidade de grupo <text:span text:style-name="T4">1..1</text:span>, que indica que apenas 1 de seus descendentes deve ser selecionado durante o processo de materialização. Uma linha tracejada ligando dois <text:span text:style-name="T4">VSpecs</text:span> indica que a resolução do nó filho é opcional, como é o caso do <text:span text:style-name="T4">EmergencyPower</text:span>. Ainda neste modelo existem 2 restrições: (a) “<text:span text:style-name="T4">ColorTonner implies Usb3Connector</text:span>” indicando que se o nó <text:span text:style-name="T4">ColorTonner</text:span> for resolvido positivamente, então o nó <text:span text:style-name="T4">Usb3Connector</text:span> deve obrigatoriamente ser resolvido positivamente, e (b) “<text:span text:style-name="T4">EmergencyPower implies not WifiConnector</text:span>” indicando que se <text:span text:style-name="T4">EmergencyPower</text:span> for resolvido positivamente, o inverso deve acontecer para o <text:span text:style-name="T4">WifiConnector</text:span>.</text:p>
        </text:list-item>
      </text:list>
      <text:p text:style-name="P6"><draw:frame draw:style-name="fr2" draw:name="figuras1" text:anchor-type="paragraph" svg:width="7.3402in" svg:height="6.2in" draw:z-index="1"><draw:image xlink:href="../img/printer2-cvl-blocks-exportado.svg" xlink:type="simple" xlink:show="embed" xlink:actuate="onLoad"/></draw:frame><text:soft-page-break/>Figura 1 – LP “Printer” representada com o uso da abordagem SyMPLES v2.0. Na parte superior existe um Modelo de Variabilidades da linguagem CVL, e na parte inferior existe um Diagrama de Definição de Blocos do Sys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Mono" svg:font-family="'Droid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shadow="none" style:vertical-align="baseline" style:writing-mode="lr-tb"/>
      <style:text-properties style:use-window-font-color="true" style:font-name="Times New Roman" fo:font-size="11pt" fo:language="en" fo:country="CA" style:letter-kerning="true" style:font-name-asian="Times New Roman1" style:font-size-asian="12pt" style:language-asian="pt" style:country-asian="BR"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fo:background-color="transparent" style:shadow="none">
        <style:tab-stops/>
        <style:background-image/>
      </style:paragraph-properties>
      <style:text-properties fo:font-size="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size-complex="8pt"/>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margin-top="0.0799in" fo:margin-bottom="0.0799in"/>
    </style:style>
    <style:style style:name="Sender" style:family="paragraph" style:parent-style-name="Standard" style:class="extra">
      <style:paragraph-properties fo:margin-top="0in" fo:margin-bottom="0.0417in"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List_20_Indent" style:display-name="List Indent" style:family="paragraph" style:parent-style-name="Text_20_body" style:class="text">
      <style:paragraph-properties fo:margin="100%" fo:margin-left="1.9689in" fo:margin-right="0in" fo:margin-top="0in" fo:margin-bottom="0.139in" fo:text-indent="-1.7717in" style:auto-text-indent="false">
        <style:tab-stops>
          <style:tab-stop style:position="0in"/>
        </style:tab-stops>
      </style:paragraph-properties>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size="12pt" fo:language="en" fo:country="CA" style:letter-kerning="true" style:font-name-asian="Arial Unicode MS" style:font-size-asian="12pt" style:language-asian="pt" style:country-asian="BR" style:font-name-complex="Tahoma1" style:font-size-complex="12pt"/>
    </style:style>
    <style:style style:name="Balloon_20_Text_20_Char" style:display-name="Balloon Text Char" style:family="text" style:parent-style-name="Default_20_Paragraph_20_Font">
      <style:text-properties style:font-name="Tahoma" fo:font-size="8pt" fo:language="en" fo:country="CA" style:letter-kerning="true" style:font-name-asian="Arial Unicode MS" style:font-size-asian="8pt" style:language-asian="pt" style:country-asian="BR" style:font-name-complex="Tahoma1" style:font-size-complex="8pt"/>
    </style:style>
    <style:style style:name="Header_20_Char" style:display-name="Header Char" style:family="text" style:parent-style-name="Default_20_Paragraph_20_Font">
      <style:text-properties style:font-name="Times New Roman" fo:font-size="12pt" fo:language="en" fo:country="CA" style:letter-kerning="true" style:font-name-asian="Arial Unicode MS" style:font-size-asian="12pt" style:language-asian="pt" style:country-asian="BR" style:font-name-complex="Tahoma1"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size="12pt" fo:language="en" fo:country="CA" style:letter-kerning="true" style:font-name-asian="Arial Unicode MS" style:font-size-asian="12pt" style:language-asian="pt" style:country-asian="BR" style:font-name-complex="Tahoma1" style:font-size-complex="12pt"/>
    </style:style>
    <style:style style:name="Comment_20_Subject_20_Char" style:display-name="Comment Subject Char" style:family="text" style:parent-style-name="Comment_20_Text_20_Char">
      <style:text-properties style:font-name="Times New Roman" fo:font-size="10pt" fo:language="en" fo:country="CA" fo:font-weight="bold" style:letter-kerning="true" style:font-name-asian="Arial Unicode MS" style:font-size-asian="10pt" style:language-asian="pt" style:country-asian="BR" style:font-weight-asian="bold" style:font-name-complex="Tahoma1" style:font-size-complex="10pt"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font-weight="bold" style:font-weight-asian="bold"/>
    </style:style>
    <style:style style:name="Numbering_20_Symbols" style:display-name="Numbering Symbol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Example" style:family="text">
      <style:text-properties style:font-name="Droid Sans Mono" style:font-name-asian="Droid Sans Mono" style:font-name-complex="DejaVu Sans Mono"/>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Teletype" style:family="text">
      <style:text-properties style:font-name="Droid Sans Mono" style:font-name-asian="Droid Sans Mono" style:font-name-complex="DejaVu Sans Mono"/>
    </style:style>
    <style:style style:name="Source_20_Text" style:display-name="Source Text" style:family="text">
      <style:text-properties style:font-name="Droid Sans Mono" style:font-name-asian="Droid Sans Mono" style:font-name-complex="DejaVu Sans Mono"/>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3937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8937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3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8937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3937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8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3937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8937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3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prefix="D.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Verdana" fo:font-size="7pt" fo:language="pt" fo:country="BR" style:font-size-asian="7pt" style:font-size-complex="7pt"/>
    </style:style>
    <style:style style:name="MT2" style:family="text">
      <style:text-properties style:font-name="Verdana" fo:font-size="8pt" fo:language="pt" fo:country="BR" style:font-size-asian="8pt" style:font-size-complex="8pt"/>
    </style:style>
    <style:style style:name="MT3" style:family="text">
      <style:text-properties style:font-name="Verdana"/>
    </style:style>
    <style:page-layout style:name="Mpm1">
      <style:page-layout-properties fo:page-width="8.5in" fo:page-height="11in" style:num-format="1" style:print-orientation="portrait" fo:margin-top="0.5in" fo:margin-bottom="0.5in" fo:margin-left="0.5909in" fo:margin-right="0.590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pan text:style-name="MT1">Doc 3.3 – Abordagem SyMPLES v2.0</text:span><text:span text:style-name="MT2"><text:tab/><text:tab/><text:tab/><text:tab/> <text:s text:c="3"/></text:span><text:span text:style-name="MT3"><text:page-number text:select-page="current">3</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on</meta:initial-creator>
    <dc:creator>Alisson Chiquitto</dc:creator>
    <meta:editing-cycles>178</meta:editing-cycles>
    <meta:print-date>2013-03-27T13:38:00</meta:print-date>
    <meta:creation-date>2013-10-25T17:50:00</meta:creation-date>
    <dc:date>2014-11-08T13:02:43</dc:date>
    <meta:editing-duration>PT4H26M26S</meta:editing-duration>
    <meta:generator>LibreOffice/3.5$Linux_X86_64 LibreOffice_project/350m1$Build-2</meta:generator>
    <meta:document-statistic meta:table-count="0" meta:image-count="1" meta:object-count="0" meta:page-count="4" meta:paragraph-count="56" meta:word-count="1425" meta:character-count="9119" meta:non-whitespace-character-count="777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